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3" style:family="paragraph" style:parent-style-name="Standard">
      <style:paragraph-properties fo:text-align="center" style:justify-single-word="false"/>
      <style:text-properties fo:font-size="12pt" style:text-underline-style="none" style:font-size-asian="12pt" style:font-size-complex="12pt"/>
    </style:style>
    <style:style style:name="P4" style:family="paragraph" style:parent-style-name="Standard">
      <style:paragraph-properties fo:text-align="start" style:justify-single-word="false"/>
      <style:text-properties fo:font-variant="normal" fo:text-transform="none" fo:color="#333333" style:font-name="Times New Roman1" fo:font-size="18pt" fo:letter-spacing="normal" fo:font-style="italic" style:text-underline-style="none" fo:font-weight="normal" style:font-size-asian="18pt" style:font-style-asian="italic" style:font-size-complex="18pt" style:font-style-complex="italic"/>
    </style:style>
    <style:style style:name="P5" style:family="paragraph" style:parent-style-name="Standard">
      <style:paragraph-properties fo:text-align="start" style:justify-single-word="false"/>
      <style:text-properties fo:font-variant="normal" fo:text-transform="none" fo:color="#333333" style:font-name="Times New Roman1" fo:font-size="18pt" fo:letter-spacing="normal" fo:font-style="normal" style:text-underline-style="none" fo:font-weight="normal" style:font-size-asian="18pt" style:font-size-complex="18pt"/>
    </style:style>
    <style:style style:name="P6" style:family="paragraph" style:parent-style-name="Standard">
      <style:paragraph-properties fo:text-align="start" style:justify-single-word="false"/>
      <style:text-properties fo:font-variant="normal" fo:text-transform="none" fo:color="#333333" style:font-name="Times New Roman1" fo:font-size="12pt" fo:letter-spacing="normal" fo:font-style="normal" style:text-underline-style="none" fo:font-weight="normal" style:font-size-asian="12pt" style:font-size-complex="12pt"/>
    </style:style>
    <style:style style:name="P7" style:family="paragraph" style:parent-style-name="Standard">
      <style:paragraph-properties fo:text-align="start" style:justify-single-word="false"/>
      <style:text-properties fo:font-variant="normal" fo:text-transform="none" fo:color="#333333" style:font-name="Times New Roman1" fo:font-size="16pt" fo:letter-spacing="normal" fo:font-style="normal" style:text-underline-style="none" fo:font-weight="normal" style:font-size-asian="16pt" style:font-size-complex="16pt"/>
    </style:style>
    <style:style style:name="P8" style:family="paragraph" style:parent-style-name="Standard">
      <style:paragraph-properties fo:text-align="start" style:justify-single-word="false"/>
      <style:text-properties fo:font-variant="normal" fo:text-transform="none" fo:color="#333333" style:font-name="Times New Roman1" fo:font-size="14pt" fo:letter-spacing="normal" fo:font-style="normal" style:text-underline-style="none" fo:font-weight="normal" style:font-size-asian="14pt" style:font-size-complex="14pt"/>
    </style:style>
    <style:style style:name="T1" style:family="text">
      <style:text-properties fo:font-variant="normal" fo:text-transform="none" fo:color="#333333" style:font-name="Times New Roman1" fo:letter-spacing="normal" fo:font-style="normal" style:text-underline-style="none"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ion</text:p>
      <text:p text:style-name="P3"/>
      <text:p text:style-name="P4">Bakgrund och problembeskrivning</text:p>
      <text:p text:style-name="P6"/>
      <text:p text:style-name="P6">Båtklubben den glade piraten vill ha ett nytt medlemsregister då deras nuvarande system fungerar ytterst dåligt. De stora problemen som användarna har är att hålla reda på datum och möten då klubben har blivigt så stor, det är även svårt att ändra i medlemsregistret då detta sköts på ett innefektivt sätt.</text:p>
      <text:p text:style-name="P6"/>
      <text:p text:style-name="P6">I det nuvarande systemet så är det också svårt att hålla koll på vilka som har betalat medlemsavgiften, tack vare detta så ligger båtklubben på gränsen till konkurs.</text:p>
      <text:p text:style-name="P6"/>
      <text:p text:style-name="P4">Användargrupper</text:p>
      <text:p text:style-name="P7"/>
      <text:p text:style-name="P7">Medlemmar</text:p>
      <text:p text:style-name="P6"/>
      <text:p text:style-name="P6">Huvudanvändarna kommer att vara medlemmarna i båtklubben, här är det en stor variation i både ålder och datorvana. Gruppen har ett stort gemensamt intresse för båtar.</text:p>
      <text:p text:style-name="P6"/>
      <text:p text:style-name="P7">De administrativa i båtklubben</text:p>
      <text:p text:style-name="P6"/>
      <text:p text:style-name="P6">Sekreteraren har relativt god datorvana.</text:p>
      <text:p text:style-name="P6"/>
      <text:p text:style-name="P6">Kassörskan har god datorvana inom kaklyler och är utbildad ekonom.</text:p>
      <text:p text:style-name="P6"/>
      <text:p text:style-name="P4">Intressenter</text:p>
      <text:p text:style-name="P6"/>
      <text:p text:style-name="P8">Båtklubbens medlemmar.</text:p>
      <text:p text:style-name="P6"/>
      <text:p text:style-name="P8">Blivande medlemmar</text:p>
      <text:p text:style-name="P6"/>
      <text:p text:style-name="P8">De administrativa i båtklubben</text:p>
      <text:p text:style-name="P6"/>
      <text:p text:style-name="P6">Då det är dessa personer som kommer att använda systemet så är de viktiga intressenter.</text:p>
      <text:p text:style-name="P6"/>
      <text:p text:style-name="P8">Det nationella-båtregistret</text:p>
      <text:p text:style-name="P6"/>
      <text:p text:style-name="P6">Då det tack vare det nationella-båtregistret som uppgifterna om de olika båtarna som finns kan nås på ett snabbt och änkelt sätt så är de en stor intressent.</text:p>
      <text:p text:style-name="P6"/>
      <text:p text:style-name="P8">Räddningstjänsten</text:p>
      <text:p text:style-name="P6"/>
      <text:p text:style-name="P6">Ifall en olycka skulle ske så kommer Räddningstjänsten att kallas.</text:p>
      <text:p text:style-name="P6"/>
      <text:p text:style-name="P8">Data inspektionen</text:p>
      <text:p text:style-name="P6"/>
      <text:p text:style-name="P6">Eftersom att detta systemet ska hantera personliga uppgifter så är datainspektionen en intressent.</text:p>
      <text:p text:style-name="P6"/>
      <text:p text:style-name="P6"><text:soft-page-break/></text:p>
      <text:p text:style-name="P8">Gösta åkesson, klubbägare</text:p>
      <text:p text:style-name="P8"/>
      <text:p text:style-name="P2"><text:span text:style-name="T1">Kontakta på </text:span><text:a xlink:type="simple" xlink:href="mailto:Gosta.Akesson@dengladepiraten.com">Gosta.Akesson@dengladepiraten.com</text:a><text:span text:style-name="T1"> eller 07500000104</text:span></text:p>
      <text:p text:style-name="P6"/>
      <text:p text:style-name="P4">Liknande system/konkurrenter</text:p>
      <text:p text:style-name="P6"/>
      <text:p text:style-name="P6">MyClub</text:p>
      <text:p text:style-name="P6"/>
      <text:p text:style-name="P6">Detta systemet är ett kraftfullt webbaserat medlemssystem som hanterar faktureringar, kommunikation mellan alla medlemmarna, medlemmarnas närvaro, bokning av möten och träningstider och medlemskort.</text:p>
      <text:p text:style-name="P5"/>
      <text:p text:style-name="P4">Baskrav</text:p>
      <text:p text:style-name="P6"/>
      <text:p text:style-name="P6">BK. 1 Ett funktionelt kalender system.</text:p>
      <text:p text:style-name="P6"/>
      <text:p text:style-name="P6">BK. 2 Det ska gå att modifiera medlemsregistret.</text:p>
      <text:p text:style-name="P6"/>
      <text:p text:style-name="P6">BK. 3 Det ska vara möjligt att ta reda på båtarnas korrekta uppgifter.</text:p>
      <text:p text:style-name="P6"/>
      <text:p text:style-name="P6">BK. 4 Att hålla reda på medlemsavgifter ska vara säkert.</text:p>
      <text:p text:style-name="P6"><text:tab/>BK. 4.1 Medlemmarna ska automatiskt påminnas om betalning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H29M13S</meta:editing-duration>
    <meta:editing-cycles>6</meta:editing-cycles>
    <meta:generator>OpenOffice.org/3.3$Win32 OpenOffice.org_project/330m20$Build-9567</meta:generator>
    <dc:date>2013-12-11T14:00:42.23</dc:date>
    <meta:document-statistic meta:table-count="0" meta:image-count="0" meta:object-count="0" meta:page-count="2" meta:paragraph-count="32" meta:word-count="290" meta:character-count="1985"/>
    <meta:user-defined meta:name="Info 1"/>
    <meta:user-defined meta:name="Info 2"/>
    <meta:user-defined meta:name="Info 3"/>
    <meta:user-defined meta:name="Info 4"/>
  </office:meta>
</office:document-meta>
</file>